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D800000070588A8A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_32__20_Dots_20_1_20_Dash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gr5" style:family="graphic" style:parent-style-name="standard">
      <style:graphic-properties draw:stroke="none" svg:stroke-color="#000000" draw:fill="none" draw:fill-color="#ffffff" fo:min-height="0.881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8" style:family="graphic" style:parent-style-name="standard">
      <style:graphic-properties svg:stroke-color="#198a8a" draw:textarea-horizontal-align="justify" draw:textarea-vertical-align="middle" draw:auto-grow-height="false"/>
    </style:style>
    <style:style style:name="gr9" style:family="graphic" style:parent-style-name="standard">
      <style:graphic-properties svg:stroke-color="#008080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198a8a" draw:fill="none" draw:textarea-vertical-align="middle"/>
    </style:style>
    <style:style style:name="gr12" style:family="graphic" style:parent-style-name="objectwithoutfill">
      <style:graphic-properties svg:stroke-color="#008080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762cm"/>
    </style:style>
    <style:style style:name="gr15" style:family="graphic" style:parent-style-name="standard">
      <style:graphic-properties draw:stroke="none" svg:stroke-color="#000000" draw:fill="none" draw:fill-color="#ffffff" fo:min-height="1.27cm"/>
    </style:style>
    <style:style style:name="gr16" style:family="graphic" style:parent-style-name="standard">
      <style:graphic-properties draw:stroke="none" svg:stroke-color="#000000" draw:fill="none" draw:fill-color="#ffffff" fo:min-height="1.524cm"/>
    </style:style>
    <style:style style:name="gr17" style:family="graphic" style:parent-style-name="standard">
      <style:graphic-properties draw:stroke="none" svg:stroke-color="#000000" draw:fill="none" draw:fill-color="#ffffff" fo:min-height="0.889cm"/>
    </style:style>
    <style:style style:name="gr18" style:family="graphic" style:parent-style-name="standard">
      <style:graphic-properties draw:stroke="none" svg:stroke-color="#000000" draw:fill="none" draw:fill-color="#ffffff" fo:min-height="2.667cm"/>
    </style:style>
    <style:style style:name="gr19" style:family="graphic" style:parent-style-name="standard">
      <style:graphic-properties svg:stroke-color="#94bd5e" draw:fill="solid" draw:fill-color="#7da647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0.801cm"/>
    </style:style>
    <style:style style:name="gr21" style:family="graphic" style:parent-style-name="objectwithoutfill">
      <style:graphic-properties svg:stroke-width="0.051cm" svg:stroke-color="#5c8526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fo:min-height="0.585cm"/>
    </style:style>
    <style:style style:name="gr23" style:family="graphic" style:parent-style-name="standard">
      <style:graphic-properties draw:stroke="none" svg:stroke-color="#000000" draw:fill="none" draw:fill-color="#ffffff" fo:min-height="1.016cm"/>
    </style:style>
    <style:style style:name="gr24" style:family="graphic" style:parent-style-name="standard">
      <style:graphic-properties svg:stroke-color="#94bd5e" draw:fill="solid" draw:fill-color="#94bd5e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fo:min-height="0.893cm"/>
    </style:style>
    <style:style style:name="gr26" style:family="graphic" style:parent-style-name="standard">
      <style:graphic-properties draw:stroke="none" svg:stroke-color="#000000" draw:fill="none" draw:fill-color="#ffffff" fo:min-height="1.02cm"/>
    </style:style>
    <style:style style:name="gr27" style:family="graphic" style:parent-style-name="standard">
      <style:graphic-properties draw:stroke="none" svg:stroke-color="#000000" draw:fill="none" draw:fill-color="#ffffff" fo:min-height="1.528cm"/>
    </style:style>
    <style:style style:name="gr28" style:family="graphic" style:parent-style-name="standard">
      <style:graphic-properties draw:stroke="none" svg:stroke-color="#000000" draw:fill="none" draw:fill-color="#ffffff" fo:min-height="1.565cm"/>
    </style:style>
    <style:style style:name="gr29" style:family="graphic" style:parent-style-name="standard">
      <style:graphic-properties draw:stroke="none" svg:stroke-color="#000000" draw:fill="none" draw:fill-color="#ffffff" fo:min-height="2.267cm"/>
    </style:style>
    <style:style style:name="gr30" style:family="graphic" style:parent-style-name="standard">
      <style:graphic-properties draw:stroke="none" svg:stroke-color="#000000" draw:fill="none" draw:fill-color="#ffffff" fo:min-height="0.551cm"/>
    </style:style>
    <style:style style:name="gr31" style:family="graphic" style:parent-style-name="standard">
      <style:graphic-properties draw:stroke="none" svg:stroke-color="#000000" draw:fill="none" draw:fill-color="#ffffff" fo:min-height="1.602cm"/>
    </style:style>
    <style:style style:name="gr32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1.274cm"/>
    </style:style>
    <style:style style:name="gr34" style:family="graphic" style:parent-style-name="standard">
      <style:graphic-properties draw:stroke="none" svg:stroke-color="#000000" draw:fill="none" draw:fill-color="#ffffff" fo:min-height="1.105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color="#5c8526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e6ff00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355e00" fo:font-weight="bold" style:font-weight-asian="bold" style:font-weight-complex="bold"/>
    </style:style>
    <style:style style:name="P6" style:family="paragraph">
      <style:text-properties fo:color="#dc2300" fo:font-weight="bold" style:font-weight-asian="bold" style:font-weight-complex="bold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5c8526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355e00" fo:font-weight="bold" style:font-weight-asian="bold" style:font-weight-complex="bold"/>
    </style:style>
    <style:style style:name="T5" style:family="text">
      <style:text-properties fo:color="#dc2300"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5c8526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7.112cm" svg:x="2.524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1cm" svg:y1="4.175cm" svg:x2="6.51cm" svg:y2="11.287cm">
          <text:p/>
        </draw:line>
        <draw:line draw:style-name="gr2" draw:text-style-name="P1" draw:layer="layout" svg:x1="2.524cm" svg:y1="6.588cm" svg:x2="6.461cm" svg:y2="6.588cm">
          <text:p/>
        </draw:line>
        <draw:line draw:style-name="gr2" draw:text-style-name="P1" draw:layer="layout" svg:x1="6.561cm" svg:y1="8.928cm" svg:x2="10.498cm" svg:y2="8.928cm">
          <text:p/>
        </draw:line>
        <draw:line draw:style-name="gr2" draw:text-style-name="P1" draw:layer="layout" svg:x1="5.121cm" svg:y1="4.175cm" svg:x2="5.121cm" svg:y2="6.588cm">
          <text:p/>
        </draw:line>
        <draw:line draw:style-name="gr2" draw:text-style-name="P1" draw:layer="layout" svg:x1="3.667cm" svg:y1="6.588cm" svg:x2="3.667cm" svg:y2="11.287cm">
          <text:p/>
        </draw:line>
        <draw:line draw:style-name="gr2" draw:text-style-name="P1" draw:layer="layout" svg:x1="9.001cm" svg:y1="4.175cm" svg:x2="9.001cm" svg:y2="9.001cm">
          <text:p/>
        </draw:line>
        <draw:line draw:style-name="gr3" draw:text-style-name="P1" draw:layer="layout" svg:x1="12.684cm" svg:y1="4.81cm" svg:x2="18.907cm" svg:y2="4.81cm">
          <text:p/>
        </draw:line>
        <draw:line draw:style-name="gr3" draw:text-style-name="P1" draw:layer="layout" svg:x1="12.683cm" svg:y1="6.409cm" svg:x2="19.542cm" svg:y2="6.334cm">
          <text:p/>
        </draw:line>
        <draw:line draw:style-name="gr3" draw:text-style-name="P1" draw:layer="layout" svg:x1="12.683cm" svg:y1="8.809cm" svg:x2="19.542cm" svg:y2="8.901cm">
          <text:p/>
        </draw:line>
        <draw:frame draw:style-name="gr4" draw:layer="layout" svg:width="2.032cm" svg:height="1.393cm" svg:x="1.462cm" svg:y="11.422cm">
          <draw:text-box>
            <text:p>(0,0)</text:p>
          </draw:text-box>
        </draw:frame>
        <draw:frame draw:style-name="gr5" draw:layer="layout" svg:width="3.302cm" svg:height="1.131cm" svg:x="9.698cm" svg:y="3.063cm">
          <draw:text-box>
            <text:p>(100,100)</text:p>
          </draw:text-box>
        </draw:frame>
        <draw:frame draw:style-name="gr6" draw:layer="layout" svg:width="2.921cm" svg:height="0.962cm" svg:x="1.635cm" svg:y="5.426cm">
          <draw:text-box>
            <text:p>B(0,75)</text:p>
          </draw:text-box>
        </draw:frame>
        <draw:frame draw:style-name="gr6" draw:layer="layout" svg:width="3.133cm" svg:height="0.962cm" svg:x="3.836cm" svg:y="3.326cm">
          <draw:text-box>
            <text:p>D(30,90)</text:p>
          </draw:text-box>
        </draw:frame>
        <draw:frame draw:style-name="gr6" draw:layer="layout" svg:width="3.133cm" svg:height="0.962cm" svg:x="4.852cm" svg:y="7.223cm">
          <draw:text-box>
            <text:p>A(40,60)</text:p>
          </draw:text-box>
        </draw:frame>
        <draw:frame draw:style-name="gr6" draw:layer="layout" svg:width="3.773cm" svg:height="0.962cm" svg:x="2.053cm" svg:y="9.123cm">
          <draw:text-box>
            <text:p>C(25,1590)</text:p>
          </draw:text-box>
        </draw:frame>
        <draw:custom-shape draw:style-name="gr7" draw:text-style-name="P1" draw:layer="layout" svg:width="0.381cm" svg:height="0.381cm" svg:x="4.937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6.336cm" svg:y="6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2.835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3.434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7.933cm" svg:y="8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81cm" svg:height="0.381cm" svg:x="8.732cm" svg:y="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3.133cm" svg:height="0.962cm" svg:x="6.653cm" svg:y="9.023cm">
          <draw:text-box>
            <text:p>E(70,20)</text:p>
          </draw:text-box>
        </draw:frame>
        <draw:frame draw:style-name="gr6" draw:layer="layout" svg:width="3.133cm" svg:height="0.962cm" svg:x="7.365cm" svg:y="5.48cm">
          <draw:text-box>
            <text:p>F(80,70)</text:p>
          </draw:text-box>
        </draw:frame>
        <draw:custom-shape draw:style-name="gr8" draw:text-style-name="P1" draw:layer="layout" svg:width="1.143cm" svg:height="1.143cm" svg:x="21.22cm" svg:y="5.75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143cm" svg:height="1.143cm" svg:x="19.319cm" svg:y="8.25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23.218cm" svg:y="8.254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17.718cm" svg:y="10.55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21.117cm" svg:y="10.55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24.716cm" svg:y="10.55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2.682cm" svg:y1="11.108cm" svg:x2="19.796cm" svg:y2="11.16cm">
          <text:p/>
        </draw:line>
        <draw:line draw:style-name="gr10" draw:text-style-name="P1" draw:layer="layout" svg:x1="16.24cm" svg:y1="6.334cm" svg:x2="21.193cm" svg:y2="6.334cm">
          <text:p/>
        </draw:line>
        <draw:line draw:style-name="gr10" draw:text-style-name="P1" draw:layer="layout" svg:x1="16.113cm" svg:y1="8.874cm" svg:x2="19.161cm" svg:y2="8.874cm">
          <text:p/>
        </draw:line>
        <draw:line draw:style-name="gr10" draw:text-style-name="P1" draw:layer="layout" svg:x1="15.859cm" svg:y1="11.16cm" svg:x2="17.76cm" svg:y2="11.124cm">
          <text:p/>
        </draw:line>
        <draw:line draw:style-name="gr11" draw:text-style-name="P1" draw:layer="layout" svg:x1="21.447cm" svg:y1="6.715cm" svg:x2="20.177cm" svg:y2="8.366cm">
          <text:p/>
        </draw:line>
        <draw:line draw:style-name="gr12" draw:text-style-name="P1" draw:layer="layout" svg:x1="22.209cm" svg:y1="6.715cm" svg:x2="23.479cm" svg:y2="8.366cm">
          <text:p/>
        </draw:line>
        <draw:line draw:style-name="gr12" draw:text-style-name="P1" draw:layer="layout" svg:x1="19.546cm" svg:y1="9.215cm" svg:x2="18.526cm" svg:y2="10.652cm">
          <text:p/>
        </draw:line>
        <draw:line draw:style-name="gr12" draw:text-style-name="P1" draw:layer="layout" svg:x1="20.304cm" svg:y1="9.255cm" svg:x2="21.447cm" svg:y2="10.652cm">
          <text:p/>
        </draw:line>
        <draw:line draw:style-name="gr12" draw:text-style-name="P1" draw:layer="layout" svg:x1="24.114cm" svg:y1="9.255cm" svg:x2="25.13cm" svg:y2="10.525cm">
          <text:p/>
        </draw:line>
      </draw:page>
      <draw:page draw:name="page2" draw:style-name="dp1" draw:master-page-name="Default">
        <draw:custom-shape draw:style-name="gr13" draw:text-style-name="P1" draw:layer="layout" svg:width="8.255cm" svg:height="5.334cm" svg:x="1.275cm" svg:y="4.55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609cm" svg:y1="4.529cm" svg:x2="6.609cm" svg:y2="9.863cm">
          <text:p/>
        </draw:line>
        <draw:line draw:style-name="gr2" draw:text-style-name="P1" draw:layer="layout" svg:x1="6.582cm" svg:y1="6.253cm" svg:x2="1.248cm" svg:y2="6.253cm">
          <text:p/>
        </draw:line>
        <draw:line draw:style-name="gr2" draw:text-style-name="P1" draw:layer="layout" svg:x1="6.609cm" svg:y1="8.112cm" svg:x2="9.53cm" svg:y2="8.112cm">
          <text:p/>
        </draw:line>
        <draw:custom-shape draw:style-name="gr13" draw:text-style-name="P1" draw:layer="layout" svg:width="2.032cm" svg:height="0.762cm" svg:x="4.577cm" svg:y="5.4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048cm" svg:height="2.159cm" svg:x="3.561cm" svg:y="7.73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09cm" svg:y1="8.911cm" svg:x2="3.561cm" svg:y2="8.874cm">
          <text:p/>
        </draw:line>
        <draw:frame draw:style-name="gr14" draw:layer="layout" svg:width="1.016cm" svg:height="1.012cm" svg:x="1.783cm" svg:y="9.001cm">
          <draw:text-box>
            <text:p>D</text:p>
          </draw:text-box>
        </draw:frame>
        <draw:frame draw:style-name="gr15" draw:layer="layout" svg:width="1.143cm" svg:height="1.52cm" svg:x="1.91cm" svg:y="6.715cm">
          <draw:text-box>
            <text:p>E</text:p>
          </draw:text-box>
        </draw:frame>
        <draw:frame draw:style-name="gr16" draw:layer="layout" svg:width="1.524cm" svg:height="1.774cm" svg:x="6.99cm" svg:y="5.318cm">
          <draw:text-box>
            <text:p>B</text:p>
          </draw:text-box>
        </draw:frame>
        <draw:frame draw:style-name="gr14" draw:layer="layout" svg:width="1.016cm" svg:height="1.012cm" svg:x="7.498cm" svg:y="8.62cm">
          <draw:text-box>
            <text:p>A</text:p>
          </draw:text-box>
        </draw:frame>
        <draw:frame draw:style-name="gr6" draw:layer="layout" svg:width="0.889cm" svg:height="0.962cm" svg:x="1.718cm" svg:y="4.845cm">
          <draw:text-box>
            <text:p>G</text:p>
          </draw:text-box>
        </draw:frame>
        <draw:frame draw:style-name="gr17" draw:layer="layout" svg:width="1.143cm" svg:height="1.139cm" svg:x="4.323cm" svg:y="8.239cm">
          <draw:text-box>
            <text:p>C</text:p>
          </draw:text-box>
        </draw:frame>
        <draw:frame draw:style-name="gr6" draw:layer="layout" svg:width="1.016cm" svg:height="0.962cm" svg:x="5.085cm" svg:y="5.399cm">
          <draw:text-box>
            <text:p>F</text:p>
          </draw:text-box>
        </draw:frame>
        <draw:custom-shape draw:style-name="gr8" draw:text-style-name="P1" draw:layer="layout" svg:width="1.143cm" svg:height="1.143cm" svg:x="19.869cm" svg:y="3.794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143cm" svg:height="1.143cm" svg:x="17.918cm" svg:y="5.05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21.92cm" svg:y="4.999cm">
          <text:p text:style-name="P1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038cm" svg:x="16.317cm" svg:y="6.55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19.616cm" svg:y="6.552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259cm" svg:height="1.143cm" svg:x="18.472cm" svg:y="8.34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9.923cm" svg:y1="4.556cm" svg:x2="18.907cm" svg:y2="5.318cm">
          <text:p/>
        </draw:line>
        <draw:line draw:style-name="gr12" draw:text-style-name="P1" draw:layer="layout" svg:x1="20.939cm" svg:y1="4.556cm" svg:x2="22.082cm" svg:y2="5.191cm">
          <text:p/>
        </draw:line>
        <draw:line draw:style-name="gr12" draw:text-style-name="P1" draw:layer="layout" svg:x1="18.072cm" svg:y1="6.034cm" svg:x2="17.318cm" svg:y2="6.777cm">
          <text:p/>
        </draw:line>
        <draw:line draw:style-name="gr12" draw:text-style-name="P1" draw:layer="layout" svg:x1="18.907cm" svg:y1="5.953cm" svg:x2="19.869cm" svg:y2="6.642cm">
          <text:p/>
        </draw:line>
        <draw:line draw:style-name="gr12" draw:text-style-name="P1" draw:layer="layout" svg:x1="22.836cm" svg:y1="5.988cm" svg:x2="23.598cm" svg:y2="6.877cm">
          <text:p/>
        </draw:line>
        <draw:custom-shape draw:style-name="gr9" draw:text-style-name="P1" draw:layer="layout" svg:width="1.143cm" svg:height="1.143cm" svg:x="14.878cm" svg:y="8.17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143cm" svg:height="1.143cm" svg:x="13.416cm" svg:y="9.75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6.575cm" svg:y1="7.558cm" svg:x2="15.813cm" svg:y2="8.447cm">
          <text:p/>
        </draw:line>
        <draw:line draw:style-name="gr12" draw:text-style-name="P1" draw:layer="layout" svg:x1="19.942cm" svg:y1="7.612cm" svg:x2="19.442cm" svg:y2="8.455cm">
          <text:p/>
        </draw:line>
        <draw:line draw:style-name="gr12" draw:text-style-name="P1" draw:layer="layout" svg:x1="15.051cm" svg:y1="9.209cm" svg:x2="14.385cm" svg:y2="10cm">
          <text:p/>
        </draw:line>
        <draw:line draw:style-name="gr12" draw:text-style-name="P1" draw:layer="layout" svg:x1="22.228cm" svg:y1="6.034cm" svg:x2="21.466cm" svg:y2="7.05cm">
          <text:p/>
        </draw:line>
      </draw:page>
      <draw:page draw:name="page3" draw:style-name="dp1" draw:master-page-name="Default">
        <draw:frame draw:style-name="gr18" draw:text-style-name="P2" draw:layer="layout" svg:width="5.207cm" svg:height="2.917cm" svg:x="1.189cm" svg:y="5.524cm">
          <draw:text-box>
            <text:p><text:span text:style-name="T1">&lt;</text:span><text:span text:style-name="T2">gml:Point</text:span><text:span text:style-name="T1">&gt;</text:span></text:p>
            <text:p><text:span text:style-name="T1"><text:s text:c="5"/></text:span><text:span text:style-name="T3">…</text:span></text:p>
            <text:p><text:span text:style-name="T1">&lt;/</text:span><text:span text:style-name="T2">gml:Point</text:span><text:span text:style-name="T1">&gt;</text:span></text:p>
          </draw:text-box>
        </draw:frame>
        <draw:custom-shape draw:style-name="gr19" draw:text-style-name="P1" draw:layer="layout" svg:width="3.494cm" svg:height="0.427cm" svg:x="6.885cm" svg:y="6.6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layer="layout" svg:width="2.921cm" svg:height="1.051cm" svg:x="6.904cm" svg:y="5.535cm">
          <draw:text-box>
            <text:p>Validate</text:p>
          </draw:text-box>
        </draw:frame>
        <draw:line draw:style-name="gr21" draw:text-style-name="P1" draw:layer="layout" svg:x1="15.805cm" svg:y1="5.831cm" svg:x2="17.691cm" svg:y2="3.945cm">
          <text:p/>
        </draw:line>
        <draw:line draw:style-name="gr21" draw:text-style-name="P1" draw:layer="layout" svg:x1="15.941cm" svg:y1="7.832cm" svg:x2="17.752cm" svg:y2="9.74cm">
          <text:p/>
        </draw:line>
        <draw:frame draw:style-name="gr22" draw:text-style-name="P3" draw:layer="layout" svg:width="2.21cm" svg:height="1.038cm" draw:transform="rotate (0.785398163397448) translate (15.181cm 4.645cm)">
          <draw:text-box>
            <text:p><text:span text:style-name="T2">Valid</text:span></text:p>
          </draw:text-box>
        </draw:frame>
        <draw:frame draw:style-name="gr23" draw:text-style-name="P4" draw:layer="layout" svg:width="2.921cm" svg:height="1.266cm" draw:transform="rotate (-0.785398163397448) translate (15.593cm 8.132cm)">
          <draw:text-box>
            <text:p><text:span text:style-name="T2">Invalid</text:span></text:p>
          </draw:text-box>
        </draw:frame>
        <draw:custom-shape draw:style-name="gr24" draw:text-style-name="P1" draw:layer="layout" svg:width="2.081cm" svg:height="1.951cm" svg:x="18.258cm" svg:y="2.476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854cm" svg:height="1.143cm" svg:x="18.531cm" svg:y="3.03cm">
          <draw:text-box>
            <text:p><text:span text:style-name="T4">JTS</text:span></text:p>
          </draw:text-box>
        </draw:frame>
        <draw:line draw:style-name="gr21" draw:text-style-name="P1" draw:layer="layout" svg:x1="20.944cm" svg:y1="3.665cm" svg:x2="22.849cm" svg:y2="3.665cm">
          <text:p/>
        </draw:line>
        <draw:frame draw:style-name="gr26" draw:text-style-name="P3" draw:layer="layout" svg:width="3.937cm" svg:height="1.27cm" svg:x="23.098cm" svg:y="3.157cm">
          <draw:text-box>
            <text:p><text:span text:style-name="T2">Geometry</text:span></text:p>
          </draw:text-box>
        </draw:frame>
        <draw:frame draw:style-name="gr27" draw:text-style-name="P6" draw:layer="layout" svg:width="3.683cm" svg:height="1.778cm" svg:x="18.526cm" svg:y="9.38cm">
          <draw:text-box>
            <text:p><text:span text:style-name="T5">Error</text:span></text:p>
          </draw:text-box>
        </draw:frame>
        <draw:custom-shape draw:style-name="gr24" draw:text-style-name="P1" draw:layer="layout" svg:width="3.49cm" svg:height="3.097cm" svg:x="11.057cm" svg:y="5.375cm">
          <text:p/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3.109cm" svg:height="1.815cm" svg:x="11.415cm" svg:y="6.054cm">
          <draw:text-box>
            <text:p><text:span text:style-name="T4">GML Reader</text:span></text:p>
          </draw:text-box>
        </draw:frame>
      </draw:page>
      <draw:page draw:name="page4" draw:style-name="dp1" draw:master-page-name="Default">
        <draw:frame draw:style-name="gr29" draw:text-style-name="P7" draw:layer="layout" svg:width="4.383cm" svg:height="2.517cm" svg:x="1.189cm" svg:y="5.622cm">
          <draw:text-box>
            <text:p text:style-name="P7"><text:span text:style-name="T6">&lt;</text:span><text:span text:style-name="T7">gml:Point</text:span><text:span text:style-name="T6">&gt;</text:span></text:p>
            <text:p text:style-name="P7"><text:span text:style-name="T6"><text:s text:c="5"/></text:span><text:span text:style-name="T8">…</text:span></text:p>
            <text:p text:style-name="P7"><text:span text:style-name="T6">&lt;/</text:span><text:span text:style-name="T7">gml:Point</text:span><text:span text:style-name="T6">&gt;</text:span></text:p>
          </draw:text-box>
        </draw:frame>
        <draw:custom-shape draw:style-name="gr19" draw:text-style-name="P1" draw:layer="layout" svg:width="3.494cm" svg:height="0.427cm" svg:x="6.269cm" svg:y="6.6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layer="layout" svg:width="2.921cm" svg:height="1.051cm" svg:x="6.304cm" svg:y="5.533cm">
          <draw:text-box>
            <text:p>Validate</text:p>
          </draw:text-box>
        </draw:frame>
        <draw:frame draw:style-name="gr22" draw:text-style-name="P3" draw:layer="layout" svg:width="2.21cm" svg:height="1.038cm" svg:x="10.668cm" svg:y="2.575cm">
          <draw:text-box>
            <text:p><text:span text:style-name="T2">Valid</text:span></text:p>
          </draw:text-box>
        </draw:frame>
        <draw:frame draw:style-name="gr23" draw:text-style-name="P4" draw:layer="layout" svg:width="2.921cm" svg:height="1.266cm" svg:x="10.889cm" svg:y="9.852cm">
          <draw:text-box>
            <text:p><text:span text:style-name="T2">Invalid</text:span></text:p>
          </draw:text-box>
        </draw:frame>
        <draw:g>
          <draw:custom-shape draw:style-name="gr24" draw:text-style-name="P1" xml:id="id2" draw:id="id2" draw:layer="layout" svg:width="2.081cm" svg:height="1.951cm" svg:x="13.858cm" svg:y="2.774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5" draw:layer="layout" svg:width="1.854cm" svg:height="1.143cm" svg:x="14.031cm" svg:y="3.328cm">
            <draw:text-box>
              <text:p><text:span text:style-name="T4">JTS</text:span></text:p>
            </draw:text-box>
          </draw:frame>
        </draw:g>
        <draw:line draw:style-name="gr21" draw:text-style-name="P1" draw:layer="layout" svg:x1="16.494cm" svg:y1="3.667cm" svg:x2="18.018cm" svg:y2="3.667cm">
          <text:p/>
        </draw:line>
        <draw:frame draw:style-name="gr26" draw:text-style-name="P3" draw:layer="layout" svg:width="3.937cm" svg:height="1.27cm" svg:x="18.339cm" svg:y="3.059cm">
          <draw:text-box>
            <text:p><text:span text:style-name="T2">Geometry</text:span></text:p>
          </draw:text-box>
        </draw:frame>
        <draw:frame draw:style-name="gr30" draw:text-style-name="P6" xml:id="id3" draw:id="id3" draw:layer="layout" svg:width="2.079cm" svg:height="0.962cm" svg:x="13.526cm" svg:y="8.878cm">
          <draw:text-box>
            <text:p><text:span text:style-name="T5">Error</text:span></text:p>
          </draw:text-box>
        </draw:frame>
        <draw:custom-shape draw:style-name="gr24" draw:text-style-name="P1" xml:id="id1" draw:id="id1" draw:layer="layout" svg:width="2.735cm" svg:height="2.358cm" svg:x="10.457cm" svg:y="5.473cm">
          <text:p/>
          <draw:enhanced-geometry svg:viewBox="0 0 21600 21600" draw:type="rectangle" draw:enhanced-path="M 0 0 L 21600 0 21600 21600 0 21600 0 0 Z N"/>
        </draw:custom-shape>
        <draw:frame draw:style-name="gr31" draw:text-style-name="P5" draw:layer="layout" svg:width="2.704cm" svg:height="1.852cm" svg:x="10.615cm" svg:y="5.752cm">
          <draw:text-box>
            <text:p><text:span text:style-name="T4">GML Reader</text:span></text:p>
          </draw:text-box>
        </draw:frame>
        <draw:connector draw:style-name="gr32" draw:text-style-name="P1" draw:layer="layout" svg:x1="11.824cm" svg:y1="5.473cm" svg:x2="13.858cm" svg:y2="3.749cm" draw:start-shape="id1" draw:start-glue-point="0" draw:end-shape="id2" draw:end-glue-point="3" svg:d="m11824 5473v-1724h2034" svg:viewBox="0 0 2035 1725">
          <text:p/>
        </draw:connector>
        <draw:connector draw:style-name="gr32" draw:text-style-name="P1" draw:layer="layout" svg:x1="11.824cm" svg:y1="7.831cm" svg:x2="13.526cm" svg:y2="9.359cm" draw:start-shape="id1" draw:start-glue-point="2" draw:end-shape="id3" draw:end-glue-point="3" svg:d="m11824 7831v1528h1702" svg:viewBox="0 0 1703 1529">
          <text:p/>
        </draw:connector>
        <draw:line draw:style-name="gr21" draw:text-style-name="P1" draw:layer="layout" svg:x1="28.875cm" svg:y1="3.594cm" svg:x2="30.145cm" svg:y2="4.61cm">
          <text:p/>
        </draw:line>
        <draw:custom-shape draw:style-name="gr24" draw:text-style-name="P1" draw:layer="layout" svg:width="3.711cm" svg:height="2.285cm" svg:x="24.423cm" svg:y="2.343cm">
          <text:p/>
          <draw:enhanced-geometry svg:viewBox="0 0 21600 21600" draw:type="rectangle" draw:enhanced-path="M 0 0 L 21600 0 21600 21600 0 21600 0 0 Z N"/>
        </draw:custom-shape>
        <draw:frame draw:style-name="gr33" draw:text-style-name="P5" draw:layer="layout" svg:width="3.332cm" svg:height="1.673cm" svg:x="24.432cm" svg:y="2.596cm">
          <draw:text-box>
            <text:p><text:span text:style-name="T4">Geo Function</text:span></text:p>
          </draw:text-box>
        </draw:frame>
        <draw:frame draw:style-name="gr29" draw:text-style-name="P7" draw:layer="layout" svg:width="4.383cm" svg:height="2.517cm" svg:x="29.337cm" svg:y="5.014cm">
          <draw:text-box>
            <text:p text:style-name="P7"><text:span text:style-name="T6">&lt;</text:span><text:span text:style-name="T7">gml:Point</text:span><text:span text:style-name="T6">&gt;</text:span></text:p>
            <text:p text:style-name="P7"><text:span text:style-name="T6"><text:s text:c="5"/></text:span><text:span text:style-name="T8">…</text:span></text:p>
            <text:p text:style-name="P7"><text:span text:style-name="T6">&lt;/</text:span><text:span text:style-name="T7">gml:Point</text:span><text:span text:style-name="T6">&gt;</text:span></text:p>
          </draw:text-box>
        </draw:frame>
        <draw:line draw:style-name="gr21" draw:text-style-name="P1" draw:layer="layout" svg:x1="22.39cm" svg:y1="3.54cm" svg:x2="23.787cm" svg:y2="3.54cm">
          <text:p/>
        </draw:line>
        <draw:line draw:style-name="gr21" draw:text-style-name="P1" draw:layer="layout" svg:x1="31.434cm" svg:y1="7.785cm" svg:x2="31.434cm" svg:y2="8.928cm">
          <text:p/>
        </draw:line>
        <draw:g>
          <draw:custom-shape draw:style-name="gr24" draw:text-style-name="P1" draw:layer="layout" svg:width="4.064cm" svg:height="2.031cm" svg:x="29.529cm" svg:y="9.437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5" draw:layer="layout" svg:width="3.615cm" svg:height="1.355cm" svg:x="29.765cm" svg:y="9.861cm">
            <draw:text-box>
              <text:p><text:span text:style-name="T4">GmlWriter</text:span></text:p>
            </draw:text-box>
          </draw:frame>
        </draw:g>
        <draw:frame draw:style-name="gr35" draw:text-style-name="P1" draw:layer="layout" svg:width="5.506cm" svg:height="2.632cm" svg:x="19.205cm" svg:y="9.236cm">
          <draw:image xlink:href="Pictures/10000000000000D800000070588A8A1C.png" xlink:type="simple" xlink:show="embed" xlink:actuate="onLoad">
            <text:p/>
          </draw:image>
        </draw:frame>
        <draw:line draw:style-name="gr21" draw:text-style-name="P1" draw:layer="layout" svg:x1="28.767cm" svg:y1="10.533cm" svg:x2="25.649cm" svg:y2="10.514cm">
          <text:p/>
        </draw:line>
        <draw:frame draw:style-name="gr36" draw:layer="layout" svg:width="3.429cm" svg:height="1.901cm" svg:x="25.538cm" svg:y="8.255cm">
          <draw:text-box>
            <text:p>Anode</text:p>
            <text:p>(DBNode)</text:p>
          </draw:text-box>
        </draw:frame>
        <draw:frame draw:style-name="gr15" draw:text-style-name="P8" draw:layer="layout" svg:width="4.445cm" svg:height="1.52cm" svg:x="19.996cm" svg:y="12.3cm">
          <draw:text-box>
            <text:p text:style-name="P8"><text:span text:style-name="T3">el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6T11:53:52</meta:creation-date>
    <dc:date>2014-05-21T16:03:12</dc:date>
    <meta:editing-duration>P7DT5H19M14S</meta:editing-duration>
    <meta:editing-cycles>9</meta:editing-cycles>
    <meta:generator>LibreOffice/3.5$Linux_X86_64 LibreOffice_project/350m1$Build-2</meta:generator>
    <meta:document-statistic meta:object-count="112"/>
  </office:meta>
</office:document-meta>
</file>